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a0b1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weight="bold" officeooo:rsid="000a0b1f" officeooo:paragraph-rsid="000a0b1f" style:font-size-asian="12pt" style:font-weight-asian="bold" style:font-size-complex="12pt" style:font-weight-complex="bold"/>
    </style:style>
    <style:style style:name="P4" style:family="paragraph" style:parent-style-name="UrbanBody"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a0b1f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0b1f" style:font-size-asian="10pt" style:font-size-complex="10pt"/>
    </style:style>
    <style:style style:name="P7" style:family="paragraph" style:parent-style-name="UrbanTitle">
      <style:text-properties fo:font-size="12pt" style:text-underline-style="solid" style:text-underline-width="auto" style:text-underline-color="font-color" officeooo:paragraph-rsid="000a0b1f" style:font-size-asian="12pt" style:font-size-complex="12pt"/>
    </style:style>
    <style:style style:name="P8" style:family="paragraph" style:parent-style-name="UrbanTitle">
      <style:text-properties style:font-name="arial" fo:font-size="14pt" style:text-underline-style="none" officeooo:paragraph-rsid="000a0b1f" style:font-size-asian="14pt" style:font-size-complex="14pt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0"><text:span text:style-name="T10">do text</text:span></text:p><text:p text:style-name="P10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s/></text:span><text:span text:style-name="T6"><text:conditional-text text:condition="ooow:&quot;view.do_mailing()&quot;" text:string-value-if-true="&quot;mailed_data['description']&quot;" text:string-value-if-false="">mailed_data['description']</text:conditional-text></text:span><text:span text:style-name="T7"><text:s/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9"/>
      <text:p text:style-name="P4"/>
      <text:p text:style-name="P4"><office:annotation><dc:creator>Gauthier Bastien</dc:creator><dc:date>2011-02-16T16:12:24</dc:date><text:p text:style-name="P10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10"><text:span text:style-name="T10">do text</text:span></text:p><text:p text:style-name="P10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25:45.088681489</dc:date>
    <dc:language>fr-FR</dc:language>
    <meta:editing-cycles>139</meta:editing-cycles>
    <meta:editing-duration>P2DT8H53M48S</meta:editing-duration>
    <meta:document-statistic meta:table-count="1" meta:image-count="0" meta:object-count="0" meta:page-count="1" meta:paragraph-count="15" meta:word-count="115" meta:character-count="859" meta:non-whitespace-character-count="771"/>
    <meta:user-defined meta:name="Info 1"/>
    <meta:user-defined meta:name="Info 2"/>
    <meta:user-defined meta:name="Info 3"/>
    <meta:user-defined meta:name="Info 4"/>
  </office:meta>
</office:document-meta>
</file>